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njaliOldLipi" svg:font-family="AnjaliOldLip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66cm" fo:min-width="2.108cm"/>
    </style:style>
    <style:style style:name="gr2" style:family="graphic" style:parent-style-name="standard">
      <style:graphic-properties draw:textarea-horizontal-align="justify" draw:textarea-vertical-align="middle" draw:auto-grow-height="false" fo:min-height="2.687cm" fo:min-width="4.109cm"/>
    </style:style>
    <style:style style:name="gr3" style:family="graphic" style:parent-style-name="standard">
      <style:graphic-properties draw:textarea-horizontal-align="justify" draw:textarea-vertical-align="middle" draw:auto-grow-height="false" fo:min-height="2.272cm" fo:min-width="3.995cm"/>
    </style:style>
    <style:style style:name="gr4" style:family="graphic" style:parent-style-name="standard">
      <style:graphic-properties draw:textarea-horizontal-align="justify" draw:textarea-vertical-align="middle" draw:auto-grow-height="false" fo:min-height="2.792cm" fo:min-width="6.185cm"/>
    </style:style>
    <style:style style:name="gr5" style:family="graphic" style:parent-style-name="standard">
      <style:graphic-properties draw:textarea-horizontal-align="justify" draw:textarea-vertical-align="middle" draw:auto-grow-height="false" fo:min-height="2.111cm" fo:min-width="5.84cm"/>
    </style:style>
    <style:style style:name="gr6" style:family="graphic" style:parent-style-name="objectwithoutfill">
      <style:graphic-properties draw:marker-end="Arrow" draw:marker-end-width="0.3cm" draw:fill="solid" draw:textarea-vertical-align="middle"/>
    </style:style>
    <style:style style:name="gr7" style:family="graphic" style:parent-style-name="standard">
      <style:graphic-properties draw:stroke="dash" draw:stroke-dash="Ultrafine_20_2_20_Dots_20_3_20_Dashes" svg:stroke-width="0cm" svg:stroke-color="#000000" draw:marker-start-width="0.353cm" draw:marker-end-width="0.353cm" draw:fill="none" draw:fill-color="#ffffff" fo:min-height="6.296cm" fo:padding-top="-0.098cm" fo:padding-bottom="-0.098cm" fo:padding-left="-0.098cm" fo:padding-right="-0.098cm"/>
    </style:style>
    <style:style style:name="gr8" style:family="graphic" style:parent-style-name="standard">
      <style:graphic-properties draw:stroke="dash" draw:stroke-dash="_32__20_Dots_20_1_20_Dash" svg:stroke-color="#000000" draw:fill="none" draw:fill-color="#ffffff" fo:min-height="12.143cm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style:font-name="AnjaliOldLipi" fo:font-size="12pt" style:font-size-asian="12pt" style:font-size-complex="1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AnjaliOldLipi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688cm" svg:height="1.154cm" svg:x="13.238cm" svg:y="4.1cm">
          <text:p text:style-name="P1">inici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609cm" svg:height="2.937cm" svg:x="12.892cm" svg:y="7.037cm">
          <text:p text:style-name="P1">distancia</text:p>
          <text:p text:style-name="P1">tempo</text:p>
          <text:p text:style-name="P1"><text:s/>vsom = 340</text:p>
          <text:p text:style-name="P1">distancia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494cm" svg:height="3.147cm" svg:x="13.007cm" svg:y="11.548cm">
          <text:p text:style-name="P1">tempo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4" draw:text-style-name="P1" draw:layer="layout" svg:width="6.685cm" svg:height="3.042cm" svg:x="12.2cm" svg:y="16.898cm">
          <text:p text:style-name="P1">distancia = </text:p>
          <text:p text:style-name="P1">tempo * vsom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.339cm" svg:height="2.937cm" svg:x="12.661cm" svg:y="22.563cm">
          <text:p text:style-name="P1">distancia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6" draw:text-style-name="P2" draw:layer="layout" svg:x1="15.081cm" svg:y1="5.988cm" svg:x2="15.081cm" svg:y2="6.827cm">
          <text:p/>
        </draw:line>
        <draw:line draw:style-name="gr6" draw:text-style-name="P2" draw:layer="layout" svg:x1="15.197cm" svg:y1="10.079cm" svg:x2="15.197cm" svg:y2="11.338cm">
          <text:p/>
        </draw:line>
        <draw:line draw:style-name="gr6" draw:text-style-name="P2" draw:layer="layout" svg:x1="15.542cm" svg:y1="15.22cm" svg:x2="15.542cm" svg:y2="16.374cm">
          <text:p/>
        </draw:line>
        <draw:line draw:style-name="gr6" draw:text-style-name="P2" draw:layer="layout" svg:x1="15.773cm" svg:y1="20.884cm" svg:x2="15.773cm" svg:y2="22.143cm">
          <text:p/>
        </draw:line>
        <draw:frame draw:name="Shape4" draw:style-name="gr7" draw:text-style-name="P3" draw:layer="layout" svg:width="9.448cm" svg:height="6.1cm" svg:x="1.352cm" svg:y="4.5cm">
          <draw:text-box>
            <text:p><text:span text:style-name="T1"><text:tab/></text:span></text:p>
            <text:p><text:span text:style-name="T1"><text:tab/></text:span><text:span text:style-name="T1">1 – distancia, </text:span><text:span text:style-name="T1">tempo, vsom = 340</text:span></text:p>
            <text:p><text:span text:style-name="T1"/></text:p>
            <text:p><text:span text:style-name="T1"><text:tab/></text:span><text:span text:style-name="T1">2 – tempo</text:span></text:p>
            <text:p><text:span text:style-name="T1"/></text:p>
            <text:p><text:span text:style-name="T1"><text:tab/></text:span><text:span text:style-name="T1">3 – distancia = </text:span><text:span text:style-name="T1">tempo * vsom</text:span></text:p>
            <text:p><text:span text:style-name="T1"/></text:p>
            <text:p><text:span text:style-name="T1"><text:tab/></text:span><text:span text:style-name="T1">4 - distancia</text:span></text:p>
          </draw:text-box>
        </draw:frame>
        <draw:frame draw:name="Shape17" draw:style-name="gr8" draw:text-style-name="P6" draw:layer="layout" svg:width="9.097cm" svg:height="12.393cm" svg:x="1.803cm" svg:y="12.407cm">
          <draw:text-box>
            <text:p text:style-name="P4"><text:span text:style-name="T2"/></text:p>
            <text:p text:style-name="P5"><text:span text:style-name="T3"><text:tab/></text:span><text:span text:style-name="T3">1 – </text:span><text:span text:style-name="T3">apaga a </text:span><text:span text:style-name="T3">tela</text:span></text:p>
            <text:p text:style-name="P5"><text:span text:style-name="T3"/></text:p>
            <text:p text:style-name="P5"><text:span text:style-name="T3"><text:tab/></text:span><text:span text:style-name="T3">2- </text:span><text:span text:style-name="T3">configura </text:span><text:span text:style-name="T3">idioma</text:span></text:p>
            <text:p text:style-name="P5"><text:span text:style-name="T3"/></text:p>
            <text:p text:style-name="P5"><text:span text:style-name="T4"><text:tab/></text:span><text:span text:style-name="T4">3 – </text:span><text:span text:style-name="T4">Criar </text:span><text:span text:style-name="T4">variáveis </text:span></text:p>
            <text:p text:style-name="P5"><text:span text:style-name="T3"><text:tab/></text:span><text:span text:style-name="T3">distancia,</text:span><text:span text:style-name="T3">= 0. <text:s/></text:span></text:p>
            <text:p text:style-name="P5"><text:span text:style-name="T3"><text:tab/></text:span><text:span text:style-name="T3">tempo = </text:span><text:span text:style-name="T3">0</text:span></text:p>
            <text:p text:style-name="P5"><text:span text:style-name="T3"><text:tab/></text:span><text:span text:style-name="T3"> </text:span><text:span text:style-name="T3">vsom = </text:span><text:span text:style-name="T3">340</text:span></text:p>
            <text:p text:style-name="P5"><text:span text:style-name="T3"/></text:p>
            <text:p text:style-name="P5"><text:span text:style-name="T3"><text:tab/></text:span><text:span text:style-name="T3">4 - </text:span><text:span text:style-name="T3">Ler </text:span><text:span text:style-name="T3">variável </text:span><text:span text:style-name="T3">tempo</text:span></text:p>
            <text:p text:style-name="P5"><text:span text:style-name="T3"/></text:p>
            <text:p text:style-name="P5"><text:span text:style-name="T3"><text:tab/></text:span><text:span text:style-name="T3">5 – </text:span><text:span text:style-name="T3">distancia </text:span><text:span text:style-name="T3">= tempo </text:span><text:span text:style-name="T3">* vsom</text:span></text:p>
            <text:p text:style-name="P5"><text:span text:style-name="T3"/></text:p>
            <text:p text:style-name="P5"><text:span text:style-name="T3"><text:tab/></text:span><text:span text:style-name="T3">6 - </text:span><text:span text:style-name="T3">Exibir </text:span><text:span text:style-name="T3">distancia</text:span></text:p>
            <text:p text:style-name="P5"><text:span text:style-name="T3"/></text:p>
            <text:p text:style-name="P5"><text:span text:style-name="T3"><text:tab/></text:span><text:span text:style-name="T3">7 </text:span><text:span text:style-name="T3">Pular </text:span><text:span text:style-name="T3">uma linha</text:span></text:p>
            <text:p text:style-name="P5"><text:span text:style-name="T3"><text:tab/></text:span><text:span text:style-name="T3">8 </text:span><text:span text:style-name="T3">Dar </text:span><text:span text:style-name="T3">pause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njaliOldLipi" svg:font-family="AnjaliOldLipi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0T09:59:57.667601411</meta:creation-date>
    <dc:date>2020-03-13T09:37:06.083225523</dc:date>
    <meta:editing-duration>PT22M25S</meta:editing-duration>
    <meta:editing-cycles>6</meta:editing-cycles>
    <meta:generator>LibreOffice/6.3.2.2$Linux_X86_64 LibreOffice_project/30$Build-2</meta:generator>
    <meta:document-statistic meta:object-count="11"/>
  </office:meta>
</office:document-meta>
</file>